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Cod.</text:p>
          </table:table-cell>
          <table:table-cell table:style-name="Tabla1.A1" office:value-type="string">
            <text:p text:style-name="P4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6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7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7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7"><text:placeholder text:placeholder-type="text">&lt;/if&gt;</text:placeholder></text:p>
            <text:p text:style-name="P7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8-07-26T09:53:49.147522124</dc:date>
    <meta:editing-duration>P1DT4H50M47S</meta:editing-duration>
    <meta:editing-cycles>226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99" meta:character-count="1057" meta:non-whitespace-character-count="987"/>
  </office:meta>
</office:document-meta>
</file>